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67be" officeooo:paragraph-rsid="000d67be"/>
    </style:style>
    <style:style style:name="P2" style:family="paragraph" style:parent-style-name="Standard">
      <style:paragraph-properties fo:text-align="start" style:justify-single-word="false"/>
      <style:text-properties officeooo:rsid="000d67be" officeooo:paragraph-rsid="0010a263"/>
    </style:style>
    <style:style style:name="P3" style:family="paragraph" style:parent-style-name="Standard">
      <style:paragraph-properties fo:text-align="start" style:justify-single-word="false"/>
      <style:text-properties officeooo:rsid="0010a263" officeooo:paragraph-rsid="0010a263"/>
    </style:style>
    <style:style style:name="P4" style:family="paragraph" style:parent-style-name="Standard">
      <style:paragraph-properties fo:text-align="start" style:justify-single-word="false"/>
      <style:text-properties officeooo:rsid="000d67be" officeooo:paragraph-rsid="0016db5b"/>
    </style:style>
    <style:style style:name="P5" style:family="paragraph" style:parent-style-name="Standard">
      <style:paragraph-properties fo:text-align="start" style:justify-single-word="false"/>
      <style:text-properties officeooo:rsid="000d67be" officeooo:paragraph-rsid="000d67be"/>
    </style:style>
    <style:style style:name="P6" style:family="paragraph" style:parent-style-name="Standard">
      <style:paragraph-properties fo:text-align="start" style:justify-single-word="false"/>
      <style:text-properties officeooo:rsid="0016db5b" officeooo:paragraph-rsid="0016db5b"/>
    </style:style>
    <style:style style:name="P7" style:family="paragraph" style:parent-style-name="Standard">
      <style:paragraph-properties fo:text-align="start" style:justify-single-word="false"/>
      <style:text-properties officeooo:rsid="0010a263" officeooo:paragraph-rsid="0010a263"/>
    </style:style>
    <style:style style:name="P8" style:family="paragraph" style:parent-style-name="Standard">
      <style:paragraph-properties fo:text-align="start" style:justify-single-word="false"/>
      <style:text-properties officeooo:rsid="0010a263" officeooo:paragraph-rsid="0016db5b"/>
    </style:style>
    <style:style style:name="T1" style:family="text">
      <style:text-properties officeooo:rsid="000f526d"/>
    </style:style>
    <style:style style:name="T2" style:family="text">
      <style:text-properties officeooo:rsid="0016db5b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</text:p>
      <text:p text:style-name="P1">Thank you for purchasing this <text:span text:style-name="T1">OLED</text:span> replacement kit for the <text:span text:style-name="T1">Pure </text:span>Evoke Flow radio.</text:p>
      <text:p text:style-name="P4">Fitting instructions can be downloaded from:<text:line-break/><text:a xlink:type="simple" xlink:href="http://www.davidmpye.com/files/oled25.pdf" text:style-name="Internet_20_link" text:visited-style-name="Visited_20_Internet_20_Link">http://www.davidmpye.</text:a><text:a xlink:type="simple" xlink:href="http://www.davidmpye.com/files/oled25.pdf" text:style-name="Internet_20_link" text:visited-style-name="Visited_20_Internet_20_Link"><text:span text:style-name="T2">com/files/oled25.pdf</text:span></text:a></text:p>
      <text:p text:style-name="P4"/>
      <text:p text:style-name="P6"><text:span text:style-name="T3">Please note: If you have fitted one of these kits before, the installation instructions have changed </text:span>– the board is now mounted backwards to the radio. <text:s/>Please check the instructions.</text:p>
      <text:p text:style-name="P3"/>
      <text:p text:style-name="P3">The attached two screws should be used to secure the circuit board in the kit to the screen bracket, instead of the original screws, as they are slightly longer.</text:p>
      <text:p text:style-name="P3"/>
      <text:p text:style-name="P3"/>
      <text:p text:style-name="P3"/>
      <text:p text:style-name="P1">davidmpye@gmail.com</text:p>
      <text:p text:style-name="P1">David Pye</text:p>
      <text:p text:style-name="P1"/>
      <text:p text:style-name="P1"/>
      <text:p text:style-name="P4">Hi!</text:p>
      <text:p text:style-name="P4">Thank you for purchasing this <text:span text:style-name="T1">OLED</text:span> replacement kit for the <text:span text:style-name="T1">Pure </text:span>Evoke Flow radio.</text:p>
      <text:p text:style-name="P4">Fitting instructions can be downloaded from:<text:line-break/><text:a xlink:type="simple" xlink:href="http://www.davidmpye.com/files/oled25.pdf" text:style-name="Internet_20_link" text:visited-style-name="Visited_20_Internet_20_Link">http://www.davidmpye.</text:a><text:a xlink:type="simple" xlink:href="http://www.davidmpye.com/files/oled25.pdf" text:style-name="Internet_20_link" text:visited-style-name="Visited_20_Internet_20_Link"><text:span text:style-name="T2">com/files/oled25.pdf</text:span></text:a></text:p>
      <text:p text:style-name="P4"/>
      <text:p text:style-name="P6"><text:span text:style-name="T3">Please note: If you have fitted one of these kits before, the installation instructions have changed </text:span>– the board is now mounted backwards to the radio. <text:s/>Please check the instructions.</text:p>
      <text:p text:style-name="P8"/>
      <text:p text:style-name="P8">The attached two screws should be used to secure the circuit board in the kit to the screen bracket, instead of the original screws, as they are slightly longer.</text:p>
      <text:p text:style-name="P8"/>
      <text:p text:style-name="P8"/>
      <text:p text:style-name="P8"/>
      <text:p text:style-name="P4">davidmpye@gmail.com</text:p>
      <text:p text:style-name="P4">David Pye</text:p>
      <text:p text:style-name="P4"/>
      <text:p text:style-name="P4">Hi!</text:p>
      <text:p text:style-name="P4">Thank you for purchasing this <text:span text:style-name="T1">OLED</text:span> replacement kit for the <text:span text:style-name="T1">Pure </text:span>Evoke Flow radio.</text:p>
      <text:p text:style-name="P4">Fitting instructions can be downloaded from:<text:line-break/><text:a xlink:type="simple" xlink:href="http://www.davidmpye.com/files/oled25.pdf" text:style-name="Internet_20_link" text:visited-style-name="Visited_20_Internet_20_Link">http://www.davidmpye.</text:a><text:a xlink:type="simple" xlink:href="http://www.davidmpye.com/files/oled25.pdf" text:style-name="Internet_20_link" text:visited-style-name="Visited_20_Internet_20_Link"><text:span text:style-name="T2">com/files/oled25.pdf</text:span></text:a></text:p>
      <text:p text:style-name="P4"/>
      <text:p text:style-name="P6"><text:span text:style-name="T3">Please note: If you have fitted one of these kits before, the installation instructions have changed </text:span>– the board is now mounted backwards to the radio. <text:s/>Please check the instructions.</text:p>
      <text:p text:style-name="P8"/>
      <text:p text:style-name="P8">The attached two screws should be used to secure the circuit board in the kit to the screen bracket, instead of the original screws, as they are slightly longer.</text:p>
      <text:p text:style-name="P8"/>
      <text:p text:style-name="P8"/>
      <text:p text:style-name="P8"/>
      <text:p text:style-name="P4">davidmpye@gmail.com</text:p>
      <text:p text:style-name="P4">David Py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2:09:21.787975179</meta:creation-date>
    <meta:print-date>2021-06-22T10:11:55.013472782</meta:print-date>
    <dc:date>2021-06-22T10:12:21.091911512</dc:date>
    <meta:editing-duration>PT4H30M16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249" meta:character-count="1626" meta:non-whitespace-character-count="1392"/>
  </office:meta>
</office:document-meta>
</file>